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2689in"/>
    </style:style>
    <style:style style:name="co5" style:family="table-column">
      <style:table-column-properties fo:break-before="auto" style:column-width="0.467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6425in"/>
    </style:style>
    <style:style style:name="co9" style:family="table-column">
      <style:table-column-properties fo:break-before="auto" style:column-width="0.8307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9953in"/>
    </style:style>
    <style:style style:name="co12" style:family="table-column">
      <style:table-column-properties fo:break-before="auto" style:column-width="0.7272in"/>
    </style:style>
    <style:style style:name="co13" style:family="table-column">
      <style:table-column-properties fo:break-before="auto" style:column-width="0.7528in"/>
    </style:style>
    <style:style style:name="co14" style:family="table-column">
      <style:table-column-properties fo:break-before="auto" style:column-width="0.952in"/>
    </style:style>
    <style:style style:name="co15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6228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6839in"/>
    </style:style>
    <style:style style:name="co20" style:family="table-column">
      <style:table-column-properties fo:break-before="auto" style:column-width="0.6492in"/>
    </style:style>
    <style:style style:name="co21" style:family="table-column">
      <style:table-column-properties fo:break-before="auto" style:column-width="0.3811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.08" style:apply-style-name="blue" style:base-cell-address="Sheet1.F1"/>
      <style:map style:condition="cell-content()&lt;-0.05" style:apply-style-name="red" style:base-cell-address="Sheet1.F1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7" table:default-cell-style-name="ce1"/>
        <table:table-column table:style-name="co7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1" table:default-cell-style-name="Default"/>
        <table:table-column table:style-name="co14" table:number-columns-repeated="5" table:default-cell-style-name="Default"/>
        <table:table-column table:style-name="co18" table:number-columns-repeated="2" table:default-cell-style-name="Default"/>
        <table:table-column table:style-name="co14" table:default-cell-style-name="Default"/>
        <table:table-column table:style-name="co18" table:number-columns-repeated="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row table:style-name="ro1">
          <table:table-cell table:number-columns-repeated="2"/>
          <table:table-cell office:value-type="string">
            <text:p>7<text:span text:style-name="T1">th</text:span> little hp cv</text:p>
          </table:table-cell>
          <table:table-cell table:number-columns-repeated="2"/>
          <table:table-cell office:value-type="string">
            <text:p>8<text:span text:style-name="T1">th</text:span> lots hp cv</text:p>
          </table:table-cell>
          <table:table-cell table:style-name="Default"/>
          <table:table-cell/>
          <table:table-cell table:style-name="ce1" office:value-type="string">
            <text:p>9<text:span text:style-name="T1">th</text:span> lcv hhp and much else</text:p>
          </table:table-cell>
          <table:table-cell table:number-columns-repeated="2"/>
          <table:table-cell table:style-name="ce1" office:value-type="string">
            <text:p>10<text:span text:style-name="T1">th</text:span> lcv hhp first mlr</text:p>
          </table:table-cell>
          <table:table-cell/>
          <table:table-cell office:value-type="string">
            <text:p>dropping qrnn is cause of most -</text:p>
          </table:table-cell>
          <table:table-cell table:number-columns-repeated="61"/>
        </table:table-row>
        <table:table-row table:style-name="ro2">
          <table:table-cell office:value-type="string">
            <text:p>basic latent features</text:p>
          </table:table-cell>
          <table:table-cell office:value-type="float" office:value="76">
            <text:p>76</text:p>
          </table:table-cell>
          <table:table-cell office:value-type="float" office:value="0.95">
            <text:p>0.95</text:p>
          </table:table-cell>
          <table:table-cell table:formula="of:=[.C2]-MAX([.I2];[.L2];[.F2])" office:value-type="float" office:value="-0.0499999999999999">
            <text:p>-0.0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F2]-MAX([.L2];[.C2];[.I2])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I2]-MAX([.C2];[.F2];[.L2])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L2]-MAX([.F2];[.I2];[.C2])" office:value-type="float" office:value="0">
            <text:p>0</text:p>
          </table:table-cell>
          <table:table-cell office:value-type="string">
            <text:p>basic latent features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  <table:table-cell office:value-type="string">
            <text:p>elm</text:p>
          </table:table-cell>
          <table:table-cell office:value-type="string">
            <text:p>enet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cr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cr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spikeslab</text:p>
          </table:table-cell>
          <table:table-cell office:value-type="string">
            <text:p>krlsRadial</text:p>
          </table:table-cell>
          <table:table-cell office:value-type="string">
            <text:p>bagEarth</text:p>
          </table:table-cell>
          <table:table-cell office:value-type="string">
            <text:p>enet</text:p>
          </table:table-cell>
          <table:table-cell office:value-type="string">
            <text:p>BstLm</text:p>
          </table:table-cell>
          <table:table-cell office:value-type="string">
            <text:p>gamboost</text:p>
          </table:table-cell>
          <table:table-cell office:value-type="string">
            <text:p>krlsRadial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gamboost</text:p>
          </table:table-cell>
          <table:table-cell office:value-type="string">
            <text:p>nnet</text:p>
          </table:table-cell>
          <table:table-cell office:value-type="string">
            <text:p>glmnet</text:p>
          </table:table-cell>
          <table:table-cell office:value-type="string">
            <text:p>glmnet</text:p>
          </table:table-cell>
          <table:table-cell office:value-type="string">
            <text:p>pcaNNet</text:p>
          </table:table-cell>
          <table:table-cell table:number-columns-repeated="2"/>
        </table:table-row>
        <table:table-row table:style-name="ro2">
          <table:table-cell office:value-type="string">
            <text:p>bm C1 ^ 2</text:p>
          </table:table-cell>
          <table:table-cell office:value-type="float" office:value="4">
            <text:p>4</text:p>
          </table:table-cell>
          <table:table-cell office:value-type="float" office:value="0.95">
            <text:p>0.95</text:p>
          </table:table-cell>
          <table:table-cell table:formula="of:=[.C3]-MAX([.I3];[.L3];[.F3])" office:value-type="float" office:value="-0.0409999999999999">
            <text:p>-0.041</text:p>
          </table:table-cell>
          <table:table-cell office:value-type="float" office:value="6">
            <text:p>6</text:p>
          </table:table-cell>
          <table:table-cell office:value-type="float" office:value="0.991">
            <text:p>0.991</text:p>
          </table:table-cell>
          <table:table-cell table:formula="of:=[.F3]-MAX([.L3];[.C3];[.I3])" office:value-type="float" office:value="0.001">
            <text:p>0.001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table:formula="of:=[.I3]-MAX([.C3];[.F3];[.L3])" office:value-type="float" office:value="-0.001">
            <text:p>-0.001</text:p>
          </table:table-cell>
          <table:table-cell office:value-type="float" office:value="8">
            <text:p>8</text:p>
          </table:table-cell>
          <table:table-cell office:value-type="float" office:value="0.942">
            <text:p>0.942</text:p>
          </table:table-cell>
          <table:table-cell table:formula="of:=[.L3]-MAX([.F3];[.I3];[.C3])" office:value-type="float" office:value="-0.0489999999999999">
            <text:p>-0.049</text:p>
          </table:table-cell>
          <table:table-cell office:value-type="string">
            <text:p>bm C1 ^ 2</text:p>
          </table:table-cell>
          <table:table-cell office:value-type="string">
            <text:p>gamboost</text:p>
          </table:table-cell>
          <table:table-cell office:value-type="string">
            <text:p>cubi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Rborist</text:p>
          </table:table-cell>
          <table:table-cell table:number-columns-repeated="55"/>
        </table:table-row>
        <table:table-row table:style-name="ro2">
          <table:table-cell office:value-type="string">
            <text:p>bm C1 ^ .5</text:p>
          </table:table-cell>
          <table:table-cell office:value-type="float" office:value="11">
            <text:p>11</text:p>
          </table:table-cell>
          <table:table-cell office:value-type="float" office:value="0.9386">
            <text:p>0.9386</text:p>
          </table:table-cell>
          <table:table-cell table:formula="of:=[.C4]-MAX([.I4];[.L4];[.F4])" office:value-type="float" office:value="-0.0474">
            <text:p>-0.0474</text:p>
          </table:table-cell>
          <table:table-cell office:value-type="float" office:value="12">
            <text:p>12</text:p>
          </table:table-cell>
          <table:table-cell office:value-type="float" office:value="0.986">
            <text:p>0.986</text:p>
          </table:table-cell>
          <table:table-cell table:formula="of:=[.F4]-MAX([.L4];[.C4];[.I4])" office:value-type="float" office:value="0.001">
            <text:p>0.001</text:p>
          </table:table-cell>
          <table:table-cell office:value-type="float" office:value="6">
            <text:p>6</text:p>
          </table:table-cell>
          <table:table-cell office:value-type="float" office:value="0.985">
            <text:p>0.985</text:p>
          </table:table-cell>
          <table:table-cell table:formula="of:=[.I4]-MAX([.C4];[.F4];[.L4])" office:value-type="float" office:value="-0.001">
            <text:p>-0.001</text:p>
          </table:table-cell>
          <table:table-cell office:value-type="float" office:value="9">
            <text:p>9</text:p>
          </table:table-cell>
          <table:table-cell office:value-type="float" office:value="0.982">
            <text:p>0.982</text:p>
          </table:table-cell>
          <table:table-cell table:formula="of:=[.L4]-MAX([.F4];[.I4];[.C4])" office:value-type="float" office:value="-0.004">
            <text:p>-0.004</text:p>
          </table:table-cell>
          <table:table-cell office:value-type="string">
            <text:p>bm C1 ^ .5</text:p>
          </table:table-cell>
          <table:table-cell office:value-type="string">
            <text:p>ppr</text:p>
          </table:table-cell>
          <table:table-cell office:value-type="string">
            <text:p>gamboost</text:p>
          </table:table-cell>
          <table:table-cell table:number-columns-repeated="2"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office:value-type="string">
            <text:p>earth</text:p>
          </table:table-cell>
          <table:table-cell office:value-type="string">
            <text:p>bagEarth</text:p>
          </table:table-cell>
          <table:table-cell office:value-type="string">
            <text:p>bagEarth</text:p>
          </table:table-cell>
          <table:table-cell office:value-type="string">
            <text:p>gamSpline</text:p>
          </table:table-cell>
          <table:table-cell office:value-type="string">
            <text:p>xgbLinear</text:p>
          </table:table-cell>
          <table:table-cell table:number-columns-repeated="49"/>
        </table:table-row>
        <table:table-row table:style-name="ro2">
          <table:table-cell office:value-type="string">
            <text:p>bm C1 ^ -2</text:p>
          </table:table-cell>
          <table:table-cell office:value-type="float" office:value="5">
            <text:p>5</text:p>
          </table:table-cell>
          <table:table-cell office:value-type="float" office:value="0.4522">
            <text:p>0.4522</text:p>
          </table:table-cell>
          <table:table-cell table:formula="of:=[.C5]-MAX([.I5];[.L5];[.F5])" office:value-type="float" office:value="-0.0878">
            <text:p>-0.0878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[.F5]-MAX([.L5];[.C5];[.I5])" office:value-type="float" office:value="0.064">
            <text:p>0.064</text:p>
          </table:table-cell>
          <table:table-cell office:value-type="float" office:value="9">
            <text:p>9</text:p>
          </table:table-cell>
          <table:table-cell office:value-type="float" office:value="0.476">
            <text:p>0.476</text:p>
          </table:table-cell>
          <table:table-cell table:formula="of:=[.I5]-MAX([.C5];[.F5];[.L5])" office:value-type="float" office:value="-0.064">
            <text:p>-0.064</text:p>
          </table:table-cell>
          <table:table-cell office:value-type="float" office:value="6">
            <text:p>6</text:p>
          </table:table-cell>
          <table:table-cell office:value-type="float" office:value="0.476">
            <text:p>0.476</text:p>
          </table:table-cell>
          <table:table-cell table:formula="of:=[.L5]-MAX([.F5];[.I5];[.C5])" office:value-type="float" office:value="-0.064">
            <text:p>-0.064</text:p>
          </table:table-cell>
          <table:table-cell office:value-type="string">
            <text:p>bm C1 ^ -2</text:p>
          </table:table-cell>
          <table:table-cell office:value-type="string">
            <text:p>kknn</text:p>
          </table:table-cell>
          <table:table-cell table:number-columns-repeated="60"/>
        </table:table-row>
        <table:table-row table:style-name="ro2">
          <table:table-cell office:value-type="string">
            <text:p>bm log(C1)</text:p>
          </table:table-cell>
          <table:table-cell office:value-type="float" office:value="10">
            <text:p>10</text:p>
          </table:table-cell>
          <table:table-cell office:value-type="float" office:value="0.8322">
            <text:p>0.8322</text:p>
          </table:table-cell>
          <table:table-cell table:formula="of:=[.C6]-MAX([.I6];[.L6];[.F6])" office:value-type="float" office:value="-0.1298">
            <text:p>-0.1298</text:p>
          </table:table-cell>
          <table:table-cell office:value-type="float" office:value="2">
            <text:p>2</text:p>
          </table:table-cell>
          <table:table-cell office:value-type="float" office:value="0.859">
            <text:p>0.859</text:p>
          </table:table-cell>
          <table:table-cell table:formula="of:=[.F6]-MAX([.L6];[.C6];[.I6])" office:value-type="float" office:value="-0.103">
            <text:p>-0.103</text:p>
          </table:table-cell>
          <table:table-cell office:value-type="float" office:value="1">
            <text:p>1</text:p>
          </table:table-cell>
          <table:table-cell office:value-type="float" office:value="0.962">
            <text:p>0.962</text:p>
          </table:table-cell>
          <table:table-cell table:formula="of:=[.I6]-MAX([.C6];[.F6];[.L6])" office:value-type="float" office:value="0.06">
            <text:p>0.06</text:p>
          </table:table-cell>
          <table:table-cell office:value-type="float" office:value="6">
            <text:p>6</text:p>
          </table:table-cell>
          <table:table-cell office:value-type="float" office:value="0.902">
            <text:p>0.902</text:p>
          </table:table-cell>
          <table:table-cell table:formula="of:=[.L6]-MAX([.F6];[.I6];[.C6])" office:value-type="float" office:value="-0.06">
            <text:p>-0.06</text:p>
          </table:table-cell>
          <table:table-cell office:value-type="string">
            <text:p>bm log(C1)</text:p>
          </table:table-cell>
          <table:table-cell table:number-columns-repeated="2" office:value-type="string">
            <text:p>cubist</text:p>
          </table:table-cell>
          <table:table-cell table:number-columns-repeated="59"/>
        </table:table-row>
        <table:table-row table:style-name="ro2">
          <table:table-cell office:value-type="string">
            <text:p>bm 1dC1</text:p>
          </table:table-cell>
          <table:table-cell office:value-type="float" office:value="1">
            <text:p>1</text:p>
          </table:table-cell>
          <table:table-cell office:value-type="float" office:value="0.59185">
            <text:p>0.59185</text:p>
          </table:table-cell>
          <table:table-cell table:formula="of:=[.C7]-MAX([.I7];[.L7];[.F7])" office:value-type="float" office:value="-0.35315">
            <text:p>-0.35315</text:p>
          </table:table-cell>
          <table:table-cell office:value-type="float" office:value="2">
            <text:p>2</text:p>
          </table:table-cell>
          <table:table-cell office:value-type="float" office:value="0.945">
            <text:p>0.945</text:p>
          </table:table-cell>
          <table:table-cell table:formula="of:=[.F7]-MAX([.L7];[.C7];[.I7])" office:value-type="float" office:value="0.142">
            <text:p>0.142</text:p>
          </table:table-cell>
          <table:table-cell office:value-type="float" office:value="1">
            <text:p>1</text:p>
          </table:table-cell>
          <table:table-cell office:value-type="float" office:value="0.803">
            <text:p>0.803</text:p>
          </table:table-cell>
          <table:table-cell table:formula="of:=[.I7]-MAX([.C7];[.F7];[.L7])" office:value-type="float" office:value="-0.142">
            <text:p>-0.142</text:p>
          </table:table-cell>
          <table:table-cell office:value-type="float" office:value="1">
            <text:p>1</text:p>
          </table:table-cell>
          <table:table-cell office:value-type="float" office:value="0.684">
            <text:p>0.684</text:p>
          </table:table-cell>
          <table:table-cell table:formula="of:=[.L7]-MAX([.F7];[.I7];[.C7])" office:value-type="float" office:value="-0.261">
            <text:p>-0.261</text:p>
          </table:table-cell>
          <table:table-cell office:value-type="string">
            <text:p>bm 1dC1</text:p>
          </table:table-cell>
          <table:table-cell office:value-type="string">
            <text:p>xgbLinear</text:p>
          </table:table-cell>
          <table:table-cell office:value-type="string">
            <text:p>RRF</text:p>
          </table:table-cell>
          <table:table-cell table:number-columns-repeated="59"/>
        </table:table-row>
        <table:table-row table:style-name="ro2">
          <table:table-cell office:value-type="string">
            <text:p>bm sin(C2)</text:p>
          </table:table-cell>
          <table:table-cell office:value-type="float" office:value="17">
            <text:p>17</text:p>
          </table:table-cell>
          <table:table-cell office:value-type="float" office:value="0.9481">
            <text:p>0.9481</text:p>
          </table:table-cell>
          <table:table-cell table:formula="of:=[.C8]-MAX([.I8];[.L8];[.F8])" office:value-type="float" office:value="-0.0508999999999999">
            <text:p>-0.0509</text:p>
          </table:table-cell>
          <table:table-cell office:value-type="float" office:value="24">
            <text:p>24</text:p>
          </table:table-cell>
          <table:table-cell office:value-type="float" office:value="0.993">
            <text:p>0.993</text:p>
          </table:table-cell>
          <table:table-cell table:formula="of:=[.F8]-MAX([.L8];[.C8];[.I8])" office:value-type="float" office:value="-0.00600000000000001">
            <text:p>-0.006</text:p>
          </table:table-cell>
          <table:table-cell office:value-type="float" office:value="22">
            <text:p>22</text:p>
          </table:table-cell>
          <table:table-cell office:value-type="float" office:value="0.999">
            <text:p>0.999</text:p>
          </table:table-cell>
          <table:table-cell table:formula="of:=[.I8]-MAX([.C8];[.F8];[.L8])" office:value-type="float" office:value="0.00600000000000001">
            <text:p>0.006</text:p>
          </table:table-cell>
          <table:table-cell office:value-type="float" office:value="25">
            <text:p>25</text:p>
          </table:table-cell>
          <table:table-cell office:value-type="float" office:value="0.979">
            <text:p>0.979</text:p>
          </table:table-cell>
          <table:table-cell table:formula="of:=[.L8]-MAX([.F8];[.I8];[.C8])" office:value-type="float" office:value="-0.02">
            <text:p>-0.02</text:p>
          </table:table-cell>
          <table:table-cell office:value-type="string">
            <text:p>bm sin(C2)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Rborist</text:p>
          </table:table-cell>
          <table:table-cell office:value-type="string">
            <text:p>xgbLinear</text:p>
          </table:table-cell>
          <table:table-cell office:value-type="string">
            <text:p>RRF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bagEarth</text:p>
          </table:table-cell>
          <table:table-cell office:value-type="string">
            <text:p>xgbLinear</text:p>
          </table:table-cell>
          <table:table-cell office:value-type="string">
            <text:p>ranger</text:p>
          </table:table-cell>
          <table:table-cell office:value-type="string">
            <text:p>rf</text:p>
          </table:table-cell>
          <table:table-cell office:value-type="string">
            <text:p>parRF</text:p>
          </table:table-cell>
          <table:table-cell office:value-type="string">
            <text:p>earth</text:p>
          </table:table-cell>
          <table:table-cell office:value-type="string">
            <text:p>ranger</text:p>
          </table:table-cell>
          <table:table-cell office:value-type="string">
            <text:p>rf</text:p>
          </table:table-cell>
          <table:table-cell office:value-type="string">
            <text:p>gbm</text:p>
          </table:table-cell>
          <table:table-cell office:value-type="string">
            <text:p>parRF</text:p>
          </table:table-cell>
          <table:table-cell office:value-type="string">
            <text:p>avNNet</text:p>
          </table:table-cell>
          <table:table-cell table:number-columns-repeated="37"/>
        </table:table-row>
        <table:table-row table:style-name="ro2">
          <table:table-cell office:value-type="string">
            <text:p>poly C1 t C2</text:p>
          </table:table-cell>
          <table:table-cell office:value-type="float" office:value="1">
            <text:p>1</text:p>
          </table:table-cell>
          <table:table-cell office:value-type="float" office:value="0.94905">
            <text:p>0.94905</text:p>
          </table:table-cell>
          <table:table-cell table:formula="of:=[.C9]-MAX([.I9];[.L9];[.F9])" office:value-type="float" office:value="0.0780500000000001">
            <text:p>0.07805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table:formula="of:=[.F9]-MAX([.L9];[.C9];[.I9])" office:value-type="float" office:value="-0.10905">
            <text:p>-0.10905</text:p>
          </table:table-cell>
          <table:table-cell office:value-type="float" office:value="1">
            <text:p>1</text:p>
          </table:table-cell>
          <table:table-cell office:value-type="float" office:value="0.871">
            <text:p>0.871</text:p>
          </table:table-cell>
          <table:table-cell table:formula="of:=[.I9]-MAX([.C9];[.F9];[.L9])" office:value-type="float" office:value="-0.0780500000000001">
            <text:p>-0.07805</text:p>
          </table:table-cell>
          <table:table-cell office:value-type="float" office:value="2">
            <text:p>2</text:p>
          </table:table-cell>
          <table:table-cell office:value-type="float" office:value="0.856">
            <text:p>0.856</text:p>
          </table:table-cell>
          <table:table-cell table:formula="of:=[.L9]-MAX([.F9];[.I9];[.C9])" office:value-type="float" office:value="-0.0930500000000001">
            <text:p>-0.09305</text:p>
          </table:table-cell>
          <table:table-cell office:value-type="string">
            <text:p>poly C1 t C2</text:p>
          </table:table-cell>
          <table:table-cell office:value-type="string">
            <text:p>krlsRadial</text:p>
          </table:table-cell>
          <table:table-cell office:value-type="string">
            <text:p>krlsRadial</text:p>
          </table:table-cell>
          <table:table-cell table:number-columns-repeated="59"/>
        </table:table-row>
        <table:table-row table:style-name="ro2">
          <table:table-cell office:value-type="string">
            <text:p>poly C1 ^ C2</text:p>
          </table:table-cell>
          <table:table-cell office:value-type="float" office:value="2">
            <text:p>2</text:p>
          </table:table-cell>
          <table:table-cell office:value-type="float" office:value="0.78375">
            <text:p>0.78375</text:p>
          </table:table-cell>
          <table:table-cell table:formula="of:=[.C10]-MAX([.I10];[.L10];[.F10])" office:value-type="float" office:value="-0.00224999999999997">
            <text:p>-0.00225</text:p>
          </table:table-cell>
          <table:table-cell office:value-type="float" office:value="2">
            <text:p>2</text:p>
          </table:table-cell>
          <table:table-cell office:value-type="float" office:value="0.568">
            <text:p>0.568</text:p>
          </table:table-cell>
          <table:table-cell table:formula="of:=[.F10]-MAX([.L10];[.C10];[.I10])" office:value-type="float" office:value="-0.218">
            <text:p>-0.218</text:p>
          </table:table-cell>
          <table:table-cell office:value-type="float" office:value="2">
            <text:p>2</text:p>
          </table:table-cell>
          <table:table-cell office:value-type="float" office:value="0.786">
            <text:p>0.786</text:p>
          </table:table-cell>
          <table:table-cell table:formula="of:=[.I10]-MAX([.C10];[.F10];[.L10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86">
            <text:p>0.786</text:p>
          </table:table-cell>
          <table:table-cell table:formula="of:=[.L10]-MAX([.F10];[.I10];[.C10])" office:value-type="float" office:value="0">
            <text:p>0</text:p>
          </table:table-cell>
          <table:table-cell office:value-type="string">
            <text:p>poly C1 ^ C2</text:p>
          </table:table-cell>
          <table:table-cell office:value-type="string">
            <text:p>ppr</text:p>
          </table:table-cell>
          <table:table-cell office:value-type="string">
            <text:p>pcaNNet</text:p>
          </table:table-cell>
          <table:table-cell table:number-columns-repeated="59"/>
        </table:table-row>
        <table:table-row table:style-name="ro2">
          <table:table-cell table:style-name="red" office:value-type="string">
            <text:p>poly C1 t C2 t C3</text:p>
          </table:table-cell>
          <table:table-cell office:value-type="float" office:value="1">
            <text:p>1</text:p>
          </table:table-cell>
          <table:table-cell office:value-type="float" office:value="0.11495">
            <text:p>0.11495</text:p>
          </table:table-cell>
          <table:table-cell table:formula="of:=[.C11]-MAX([.I11];[.L11];[.F11])" office:value-type="float" office:value="-0.33605">
            <text:p>-0.33605</text:p>
          </table:table-cell>
          <table:table-cell office:value-type="float" office:value="1">
            <text:p>1</text:p>
          </table:table-cell>
          <table:table-cell office:value-type="float" office:value="0.203">
            <text:p>0.203</text:p>
          </table:table-cell>
          <table:table-cell table:formula="of:=[.F11]-MAX([.L11];[.C11];[.I11])" office:value-type="float" office:value="-0.248">
            <text:p>-0.248</text:p>
          </table:table-cell>
          <table:table-cell office:value-type="float" office:value="1">
            <text:p>1</text:p>
          </table:table-cell>
          <table:table-cell office:value-type="float" office:value="0.416">
            <text:p>0.416</text:p>
          </table:table-cell>
          <table:table-cell table:formula="of:=[.I11]-MAX([.C11];[.F11];[.L11])" office:value-type="float" office:value="-0.035">
            <text:p>-0.035</text:p>
          </table:table-cell>
          <table:table-cell office:value-type="float" office:value="1">
            <text:p>1</text:p>
          </table:table-cell>
          <table:table-cell office:value-type="float" office:value="0.451">
            <text:p>0.451</text:p>
          </table:table-cell>
          <table:table-cell table:formula="of:=[.L11]-MAX([.F11];[.I11];[.C11])" office:value-type="float" office:value="0.035">
            <text:p>0.035</text:p>
          </table:table-cell>
          <table:table-cell office:value-type="string">
            <text:p>poly C1 t C2 t C3</text:p>
          </table:table-cell>
          <table:table-cell office:value-type="string">
            <text:p>avNNet</text:p>
          </table:table-cell>
          <table:table-cell table:number-columns-repeated="60"/>
        </table:table-row>
        <table:table-row table:style-name="ro2">
          <table:table-cell office:value-type="string">
            <text:p>poly C1 t C2 t C3^1d3</text:p>
          </table:table-cell>
          <table:table-cell office:value-type="float" office:value="1">
            <text:p>1</text:p>
          </table:table-cell>
          <table:table-cell office:value-type="float" office:value="0.74765">
            <text:p>0.74765</text:p>
          </table:table-cell>
          <table:table-cell table:formula="of:=[.C12]-MAX([.I12];[.L12];[.F12])" office:value-type="float" office:value="-0.03335">
            <text:p>-0.03335</text:p>
          </table:table-cell>
          <table:table-cell office:value-type="float" office:value="1">
            <text:p>1</text:p>
          </table:table-cell>
          <table:table-cell office:value-type="float" office:value="0.781">
            <text:p>0.781</text:p>
          </table:table-cell>
          <table:table-cell table:formula="of:=[.F12]-MAX([.L12];[.C12];[.I12])" office:value-type="float" office:value="0.03335">
            <text:p>0.03335</text:p>
          </table:table-cell>
          <table:table-cell office:value-type="float" office:value="2">
            <text:p>2</text:p>
          </table:table-cell>
          <table:table-cell office:value-type="float" office:value="0.717">
            <text:p>0.717</text:p>
          </table:table-cell>
          <table:table-cell table:formula="of:=[.I12]-MAX([.C12];[.F12];[.L12])" office:value-type="float" office:value="-0.0640000000000001">
            <text:p>-0.064</text:p>
          </table:table-cell>
          <table:table-cell office:value-type="float" office:value="1">
            <text:p>1</text:p>
          </table:table-cell>
          <table:table-cell office:value-type="float" office:value="0.538">
            <text:p>0.538</text:p>
          </table:table-cell>
          <table:table-cell table:formula="of:=[.L12]-MAX([.F12];[.I12];[.C12])" office:value-type="float" office:value="-0.243">
            <text:p>-0.243</text:p>
          </table:table-cell>
          <table:table-cell office:value-type="string">
            <text:p>poly C1 t C2 t C3^1d3</text:p>
          </table:table-cell>
          <table:table-cell office:value-type="string">
            <text:p>bagEarth</text:p>
          </table:table-cell>
          <table:table-cell table:number-columns-repeated="60"/>
        </table:table-row>
        <table:table-row table:style-name="ro2">
          <table:table-cell office:value-type="string">
            <text:p>ifs 1 &amp; -1 on C1</text:p>
          </table:table-cell>
          <table:table-cell office:value-type="float" office:value="26">
            <text:p>26</text:p>
          </table:table-cell>
          <table:table-cell office:value-type="float" office:value="0.95">
            <text:p>0.95</text:p>
          </table:table-cell>
          <table:table-cell table:formula="of:=[.C13]-MAX([.I13];[.L13];[.F13])" office:value-type="float" office:value="-0.0499999999999999">
            <text:p>-0.0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F13]-MAX([.L13];[.C13];[.I13])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I13]-MAX([.C13];[.F13];[.L13])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L13]-MAX([.F13];[.I13];[.C13])" office:value-type="float" office:value="0">
            <text:p>0</text:p>
          </table:table-cell>
          <table:table-cell office:value-type="string">
            <text:p>ifs 1 &amp; -1 on C1</text:p>
          </table:table-cell>
          <table:table-cell office:value-type="string">
            <text:p>ctree</text:p>
          </table:table-cell>
          <table:table-cell office:value-type="string">
            <text:p>ctree2</text:p>
          </table:table-cell>
          <table:table-cell office:value-type="string">
            <text:p>qrf</text:p>
          </table:table-cell>
          <table:table-cell office:value-type="string">
            <text:p>rpart</text:p>
          </table:table-cell>
          <table:table-cell office:value-type="string">
            <text:p>xgbLinear</text:p>
          </table:table-cell>
          <table:table-cell office:value-type="string">
            <text:p>ctree</text:p>
          </table:table-cell>
          <table:table-cell office:value-type="string">
            <text:p>ctree2</text:p>
          </table:table-cell>
          <table:table-cell office:value-type="string">
            <text:p>evtree</text:p>
          </table:table-cell>
          <table:table-cell office:value-type="string">
            <text:p>qrf</text:p>
          </table:table-cell>
          <table:table-cell office:value-type="string">
            <text:p>rf</text:p>
          </table:table-cell>
          <table:table-cell office:value-type="string">
            <text:p>rpart</text:p>
          </table:table-cell>
          <table:table-cell office:value-type="string">
            <text:p>RRF</text:p>
          </table:table-cell>
          <table:table-cell office:value-type="string">
            <text:p>xgbLinear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cforest</text:p>
          </table:table-cell>
          <table:table-cell office:value-type="string">
            <text:p>gbm</text:p>
          </table:table-cell>
          <table:table-cell office:value-type="string">
            <text:p>cforest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table:number-columns-repeated="37"/>
        </table:table-row>
        <table:table-row table:style-name="ro2">
          <table:table-cell office:value-type="string">
            <text:p>ifs C2 &amp; -C2 on C1</text:p>
          </table:table-cell>
          <table:table-cell office:value-type="float" office:value="1">
            <text:p>1</text:p>
          </table:table-cell>
          <table:table-cell office:value-type="float" office:value="0.91105">
            <text:p>0.91105</text:p>
          </table:table-cell>
          <table:table-cell table:formula="of:=[.C14]-MAX([.I14];[.L14];[.F14])" office:value-type="float" office:value="-0.08895">
            <text:p>-0.08895</text:p>
          </table:table-cell>
          <table:table-cell table:number-columns-repeated="2" office:value-type="float" office:value="1">
            <text:p>1</text:p>
          </table:table-cell>
          <table:table-cell table:formula="of:=[.F14]-MAX([.L14];[.C14];[.I14])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I14]-MAX([.C14];[.F14];[.L14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L14]-MAX([.F14];[.I14];[.C14])" office:value-type="float" office:value="0">
            <text:p>0</text:p>
          </table:table-cell>
          <table:table-cell office:value-type="string">
            <text:p>ifs C2 &amp; -C2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table:style-name="red" office:value-type="string">
            <text:p>ifs C2+C3 &amp; C4+C5 on C1</text:p>
          </table:table-cell>
          <table:table-cell office:value-type="float" office:value="1">
            <text:p>1</text:p>
          </table:table-cell>
          <table:table-cell office:value-type="float" office:value="0.5111">
            <text:p>0.5111</text:p>
          </table:table-cell>
          <table:table-cell table:formula="of:=[.C15]-MAX([.I15];[.L15];[.F15])" office:value-type="float" office:value="-0.4889">
            <text:p>-0.4889</text:p>
          </table:table-cell>
          <table:table-cell office:value-type="float" office:value="2">
            <text:p>2</text:p>
          </table:table-cell>
          <table:table-cell office:value-type="float" office:value="0.542">
            <text:p>0.542</text:p>
          </table:table-cell>
          <table:table-cell table:formula="of:=[.F15]-MAX([.L15];[.C15];[.I15])" office:value-type="float" office:value="-0.458">
            <text:p>-0.458</text:p>
          </table:table-cell>
          <table:table-cell office:value-type="float" office:value="2">
            <text:p>2</text:p>
          </table:table-cell>
          <table:table-cell office:value-type="float" office:value="0.431">
            <text:p>0.431</text:p>
          </table:table-cell>
          <table:table-cell table:formula="of:=[.I15]-MAX([.C15];[.F15];[.L15])" office:value-type="float" office:value="-0.569">
            <text:p>-0.5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L15]-MAX([.F15];[.I15];[.C15])" office:value-type="float" office:value="0.458">
            <text:p>0.458</text:p>
          </table:table-cell>
          <table:table-cell office:value-type="string">
            <text:p>ifs C2+C3 &amp; C4+C5 on C1</text:p>
          </table:table-cell>
          <table:table-cell office:value-type="string">
            <text:p>nnet</text:p>
          </table:table-cell>
          <table:table-cell office:value-type="string">
            <text:p>cubist</text:p>
          </table:table-cell>
          <table:table-cell table:number-columns-repeated="59"/>
        </table:table-row>
        <table:table-row table:style-name="ro2">
          <table:table-cell table:style-name="red" office:value-type="string">
            <text:p>ifs smooth -C2-C3&amp;C2+C3 onC1</text:p>
          </table:table-cell>
          <table:table-cell office:value-type="float" office:value="1">
            <text:p>1</text:p>
          </table:table-cell>
          <table:table-cell office:value-type="float" office:value="0.51205">
            <text:p>0.51205</text:p>
          </table:table-cell>
          <table:table-cell table:formula="of:=[.C16]-MAX([.I16];[.L16];[.F16])" office:value-type="float" office:value="-0.03895">
            <text:p>-0.03895</text:p>
          </table:table-cell>
          <table:table-cell office:value-type="float" office:value="1">
            <text:p>1</text:p>
          </table:table-cell>
          <table:table-cell office:value-type="float" office:value="0.551">
            <text:p>0.551</text:p>
          </table:table-cell>
          <table:table-cell table:formula="of:=[.F16]-MAX([.L16];[.C16];[.I16])" office:value-type="float" office:value="0.03895">
            <text:p>0.03895</text:p>
          </table:table-cell>
          <table:table-cell office:value-type="float" office:value="1">
            <text:p>1</text:p>
          </table:table-cell>
          <table:table-cell office:value-type="float" office:value="0.452">
            <text:p>0.452</text:p>
          </table:table-cell>
          <table:table-cell table:formula="of:=[.I16]-MAX([.C16];[.F16];[.L16])" office:value-type="float" office:value="-0.099">
            <text:p>-0.099</text:p>
          </table:table-cell>
          <table:table-cell office:value-type="float" office:value="2">
            <text:p>2</text:p>
          </table:table-cell>
          <table:table-cell office:value-type="float" office:value="0.482">
            <text:p>0.482</text:p>
          </table:table-cell>
          <table:table-cell table:formula="of:=[.L16]-MAX([.F16];[.I16];[.C16])" office:value-type="float" office:value="-0.0690000000000001">
            <text:p>-0.069</text:p>
          </table:table-cell>
          <table:table-cell office:value-type="string">
            <text:p>ifs smooth -C2-C3&amp;C2+C3 onC1</text:p>
          </table:table-cell>
          <table:table-cell office:value-type="string">
            <text:p>earth</text:p>
          </table:table-cell>
          <table:table-cell table:number-columns-repeated="60"/>
        </table:table-row>
        <table:table-row table:style-name="ro2">
          <table:table-cell office:value-type="string">
            <text:p>ifs -C2-C3 &amp; C2+C3 on C1</text:p>
          </table:table-cell>
          <table:table-cell office:value-type="float" office:value="2">
            <text:p>2</text:p>
          </table:table-cell>
          <table:table-cell office:value-type="float" office:value="0.437">
            <text:p>0.437</text:p>
          </table:table-cell>
          <table:table-cell table:formula="of:=[.C17]-MAX([.I17];[.L17];[.F17])" office:value-type="float" office:value="-0.476">
            <text:p>-0.476</text:p>
          </table:table-cell>
          <table:table-cell office:value-type="float" office:value="1">
            <text:p>1</text:p>
          </table:table-cell>
          <table:table-cell office:value-type="float" office:value="0.834">
            <text:p>0.834</text:p>
          </table:table-cell>
          <table:table-cell table:formula="of:=[.F17]-MAX([.L17];[.C17];[.I17])" office:value-type="float" office:value="-0.0790000000000001">
            <text:p>-0.079</text:p>
          </table:table-cell>
          <table:table-cell office:value-type="float" office:value="1">
            <text:p>1</text:p>
          </table:table-cell>
          <table:table-cell office:value-type="float" office:value="0.642">
            <text:p>0.642</text:p>
          </table:table-cell>
          <table:table-cell table:formula="of:=[.I17]-MAX([.C17];[.F17];[.L17])" office:value-type="float" office:value="-0.271">
            <text:p>-0.271</text:p>
          </table:table-cell>
          <table:table-cell office:value-type="float" office:value="1">
            <text:p>1</text:p>
          </table:table-cell>
          <table:table-cell office:value-type="float" office:value="0.913">
            <text:p>0.913</text:p>
          </table:table-cell>
          <table:table-cell table:formula="of:=[.L17]-MAX([.F17];[.I17];[.C17])" office:value-type="float" office:value="0.0790000000000001">
            <text:p>0.079</text:p>
          </table:table-cell>
          <table:table-cell office:value-type="string">
            <text:p>ifs -C2-C3 &amp; C2+C3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1 &amp; C2 on C1</text:p>
          </table:table-cell>
          <table:table-cell office:value-type="float" office:value="1">
            <text:p>1</text:p>
          </table:table-cell>
          <table:table-cell office:value-type="float" office:value="0.9253">
            <text:p>0.9253</text:p>
          </table:table-cell>
          <table:table-cell table:formula="of:=[.C18]-MAX([.I18];[.L18];[.F18])" office:value-type="float" office:value="-0.0747">
            <text:p>-0.0747</text:p>
          </table:table-cell>
          <table:table-cell office:value-type="float" office:value="1">
            <text:p>1</text:p>
          </table:table-cell>
          <table:table-cell office:value-type="float" office:value="0.991">
            <text:p>0.991</text:p>
          </table:table-cell>
          <table:table-cell table:formula="of:=[.F18]-MAX([.L18];[.C18];[.I18])" office:value-type="float" office:value="-0.00900000000000001">
            <text:p>-0.009</text:p>
          </table:table-cell>
          <table:table-cell office:value-type="float" office:value="2">
            <text:p>2</text:p>
          </table:table-cell>
          <table:table-cell office:value-type="float" office:value="0.883">
            <text:p>0.883</text:p>
          </table:table-cell>
          <table:table-cell table:formula="of:=[.I18]-MAX([.C18];[.F18];[.L18])" office:value-type="float" office:value="-0.117">
            <text:p>-0.117</text:p>
          </table:table-cell>
          <table:table-cell table:number-columns-repeated="2" office:value-type="float" office:value="1">
            <text:p>1</text:p>
          </table:table-cell>
          <table:table-cell table:formula="of:=[.L18]-MAX([.F18];[.I18];[.C18])" office:value-type="float" office:value="0.00900000000000001">
            <text:p>0.009</text:p>
          </table:table-cell>
          <table:table-cell office:value-type="string">
            <text:p>ifs C1 &amp; C2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2 &amp; C3t2 on C4g1.5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table:formula="of:=[.C19]-MAX([.I19];[.L19];[.F19])" office:value-type="float" office:value="-0.0499999999999999">
            <text:p>-0.05</text:p>
          </table:table-cell>
          <table:table-cell office:value-type="float" office:value="1">
            <text:p>1</text:p>
          </table:table-cell>
          <table:table-cell office:value-type="float" office:value="0.894">
            <text:p>0.894</text:p>
          </table:table-cell>
          <table:table-cell table:formula="of:=[.F19]-MAX([.L19];[.C19];[.I19])" office:value-type="float" office:value="-0.106">
            <text:p>-0.106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table:formula="of:=[.I19]-MAX([.C19];[.F19];[.L19])" office:value-type="float" office:value="-0.02">
            <text:p>-0.02</text:p>
          </table:table-cell>
          <table:table-cell table:number-columns-repeated="2" office:value-type="float" office:value="1">
            <text:p>1</text:p>
          </table:table-cell>
          <table:table-cell table:formula="of:=[.L19]-MAX([.F19];[.I19];[.C19])" office:value-type="float" office:value="0.02">
            <text:p>0.02</text:p>
          </table:table-cell>
          <table:table-cell office:value-type="string">
            <text:p>ifs C2 &amp; C3t2 on C4g1.5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1&amp;C2 on random</text:p>
          </table:table-cell>
          <table:table-cell office:value-type="float" office:value="2">
            <text:p>2</text:p>
          </table:table-cell>
          <table:table-cell office:value-type="float" office:value="0.7847">
            <text:p>0.7847</text:p>
          </table:table-cell>
          <table:table-cell table:formula="of:=[.C20]-MAX([.I20];[.L20];[.F20])" office:value-type="float" office:value="-0.0632999999999999">
            <text:p>-0.0633</text:p>
          </table:table-cell>
          <table:table-cell office:value-type="float" office:value="1">
            <text:p>1</text:p>
          </table:table-cell>
          <table:table-cell office:value-type="float" office:value="0.848">
            <text:p>0.848</text:p>
          </table:table-cell>
          <table:table-cell table:formula="of:=[.F20]-MAX([.L20];[.C20];[.I20])" office:value-type="float" office:value="0.0632999999999999">
            <text:p>0.0633</text:p>
          </table:table-cell>
          <table:table-cell office:value-type="float" office:value="1">
            <text:p>1</text:p>
          </table:table-cell>
          <table:table-cell office:value-type="float" office:value="0.761">
            <text:p>0.761</text:p>
          </table:table-cell>
          <table:table-cell table:formula="of:=[.I20]-MAX([.C20];[.F20];[.L20])" office:value-type="float" office:value="-0.087">
            <text:p>-0.087</text:p>
          </table:table-cell>
          <table:table-cell office:value-type="float" office:value="2">
            <text:p>2</text:p>
          </table:table-cell>
          <table:table-cell office:value-type="float" office:value="0.489">
            <text:p>0.489</text:p>
          </table:table-cell>
          <table:table-cell table:formula="of:=[.L20]-MAX([.F20];[.I20];[.C20])" office:value-type="float" office:value="-0.359">
            <text:p>-0.359</text:p>
          </table:table-cell>
          <table:table-cell office:value-type="string">
            <text:p>ifs C1&amp;C2 on random</text:p>
          </table:table-cell>
          <table:table-cell office:value-type="string">
            <text:p>rlm</text:p>
          </table:table-cell>
          <table:table-cell table:number-columns-repeated="60"/>
        </table:table-row>
        <table:table-row table:style-name="ro2">
          <table:table-cell table:style-name="red" office:value-type="string">
            <text:p>ifs nested 2 layer</text:p>
          </table:table-cell>
          <table:table-cell office:value-type="float" office:value="1">
            <text:p>1</text:p>
          </table:table-cell>
          <table:table-cell office:value-type="float" office:value="0.266">
            <text:p>0.266</text:p>
          </table:table-cell>
          <table:table-cell table:formula="of:=[.C21]-MAX([.I21];[.L21];[.F21])" office:value-type="float" office:value="0.057">
            <text:p>0.057</text:p>
          </table:table-cell>
          <table:table-cell office:value-type="float" office:value="2">
            <text:p>2</text:p>
          </table:table-cell>
          <table:table-cell office:value-type="float" office:value="0.124">
            <text:p>0.124</text:p>
          </table:table-cell>
          <table:table-cell table:formula="of:=[.F21]-MAX([.L21];[.C21];[.I21])" office:value-type="float" office:value="-0.142">
            <text:p>-0.142</text:p>
          </table:table-cell>
          <table:table-cell office:value-type="float" office:value="1">
            <text:p>1</text:p>
          </table:table-cell>
          <table:table-cell office:value-type="float" office:value="0.209">
            <text:p>0.209</text:p>
          </table:table-cell>
          <table:table-cell table:formula="of:=[.I21]-MAX([.C21];[.F21];[.L21])" office:value-type="float" office:value="-0.057">
            <text:p>-0.057</text:p>
          </table:table-cell>
          <table:table-cell office:value-type="float" office:value="1">
            <text:p>1</text:p>
          </table:table-cell>
          <table:table-cell office:value-type="float" office:value="0.146">
            <text:p>0.146</text:p>
          </table:table-cell>
          <table:table-cell table:formula="of:=[.L21]-MAX([.F21];[.I21];[.C21])" office:value-type="float" office:value="-0.12">
            <text:p>-0.12</text:p>
          </table:table-cell>
          <table:table-cell office:value-type="string">
            <text:p>ifs nested 2 layer</text:p>
          </table:table-cell>
          <table:table-cell office:value-type="string">
            <text:p>evtree</text:p>
          </table:table-cell>
          <table:table-cell office:value-type="string">
            <text:p>rpart2</text:p>
          </table:table-cell>
          <table:table-cell table:number-columns-repeated="59"/>
        </table:table-row>
        <table:table-row table:style-name="ro2">
          <table:table-cell office:value-type="string">
            <text:p>mean subtraction in each row</text:p>
          </table:table-cell>
          <table:table-cell office:value-type="float" office:value="45">
            <text:p>45</text:p>
          </table:table-cell>
          <table:table-cell office:value-type="float" office:value="0.94905">
            <text:p>0.94905</text:p>
          </table:table-cell>
          <table:table-cell table:formula="of:=[.C22]-MAX([.I22];[.L22];[.F22])" office:value-type="float" office:value="-0.0499499999999999">
            <text:p>-0.04995</text:p>
          </table:table-cell>
          <table:table-cell office:value-type="float" office:value="39">
            <text:p>39</text:p>
          </table:table-cell>
          <table:table-cell office:value-type="float" office:value="0.999">
            <text:p>0.999</text:p>
          </table:table-cell>
          <table:table-cell table:formula="of:=[.F22]-MAX([.L22];[.C22];[.I22])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.999">
            <text:p>0.999</text:p>
          </table:table-cell>
          <table:table-cell table:formula="of:=[.I22]-MAX([.C22];[.F22];[.L22])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.999">
            <text:p>0.999</text:p>
          </table:table-cell>
          <table:table-cell table:formula="of:=[.L22]-MAX([.F22];[.I22];[.C22])" office:value-type="float" office:value="0">
            <text:p>0</text:p>
          </table:table-cell>
          <table:table-cell office:value-type="string">
            <text:p>mean subtraction in each row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sso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krlsRadial</text:p>
          </table:table-cell>
          <table:table-cell office:value-type="string">
            <text:p>lasso</text:p>
          </table:table-cell>
          <table:table-cell office:value-type="string">
            <text:p>foba</text:p>
          </table:table-cell>
          <table:table-cell office:value-type="string">
            <text:p>krlsRadial</text:p>
          </table:table-cell>
          <table:table-cell office:value-type="string">
            <text:p>cubist</text:p>
          </table:table-cell>
          <table:table-cell office:value-type="string">
            <text:p>blasso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svmLinear2</text:p>
          </table:table-cell>
          <table:table-cell table:number-columns-repeated="22"/>
        </table:table-row>
        <table:table-row table:style-name="ro2">
          <table:table-cell office:value-type="string">
            <text:p>median subtraction in each row</text:p>
          </table:table-cell>
          <table:table-cell office:value-type="float" office:value="1">
            <text:p>1</text:p>
          </table:table-cell>
          <table:table-cell office:value-type="float" office:value="0.25175">
            <text:p>0.25175</text:p>
          </table:table-cell>
          <table:table-cell table:formula="of:=[.C23]-MAX([.I23];[.L23];[.F23])" office:value-type="float" office:value="-0.11225">
            <text:p>-0.11225</text:p>
          </table:table-cell>
          <table:table-cell office:value-type="float" office:value="1">
            <text:p>1</text:p>
          </table:table-cell>
          <table:table-cell office:value-type="float" office:value="0.364">
            <text:p>0.364</text:p>
          </table:table-cell>
          <table:table-cell table:formula="of:=[.F23]-MAX([.L23];[.C23];[.I23])" office:value-type="float" office:value="0.11225">
            <text:p>0.11225</text:p>
          </table:table-cell>
          <table:table-cell office:value-type="float" office:value="1">
            <text:p>1</text:p>
          </table:table-cell>
          <table:table-cell office:value-type="float" office:value="0.206">
            <text:p>0.206</text:p>
          </table:table-cell>
          <table:table-cell table:formula="of:=[.I23]-MAX([.C23];[.F23];[.L23])" office:value-type="float" office:value="-0.158">
            <text:p>-0.158</text:p>
          </table:table-cell>
          <table:table-cell office:value-type="float" office:value="1">
            <text:p>1</text:p>
          </table:table-cell>
          <table:table-cell office:value-type="float" office:value="0.229">
            <text:p>0.229</text:p>
          </table:table-cell>
          <table:table-cell table:formula="of:=[.L23]-MAX([.F23];[.I23];[.C23])" office:value-type="float" office:value="-0.135">
            <text:p>-0.135</text:p>
          </table:table-cell>
          <table:table-cell office:value-type="string">
            <text:p>median subtraction in each row</text:p>
          </table:table-cell>
          <table:table-cell office:value-type="string">
            <text:p>gbm</text:p>
          </table:table-cell>
          <table:table-cell table:number-columns-repeated="60"/>
        </table:table-row>
        <table:table-row table:style-name="ro2">
          <table:table-cell office:value-type="string">
            <text:p>rescale 4 poly</text:p>
          </table:table-cell>
          <table:table-cell office:value-type="float" office:value="1">
            <text:p>1</text:p>
          </table:table-cell>
          <table:table-cell office:value-type="float" office:value="0.9462">
            <text:p>0.9462</text:p>
          </table:table-cell>
          <table:table-cell table:formula="of:=[.C24]-MAX([.I24];[.L24];[.F24])" office:value-type="float" office:value="0.0102">
            <text:p>0.0102</text:p>
          </table:table-cell>
          <table:table-cell office:value-type="float" office:value="2">
            <text:p>2</text:p>
          </table:table-cell>
          <table:table-cell office:value-type="float" office:value="0.785">
            <text:p>0.785</text:p>
          </table:table-cell>
          <table:table-cell table:formula="of:=[.F24]-MAX([.L24];[.C24];[.I24])" office:value-type="float" office:value="-0.1612">
            <text:p>-0.1612</text:p>
          </table:table-cell>
          <table:table-cell office:value-type="float" office:value="4">
            <text:p>4</text:p>
          </table:table-cell>
          <table:table-cell office:value-type="float" office:value="0.936">
            <text:p>0.936</text:p>
          </table:table-cell>
          <table:table-cell table:formula="of:=[.I24]-MAX([.C24];[.F24];[.L24])" office:value-type="float" office:value="-0.0102">
            <text:p>-0.0102</text:p>
          </table:table-cell>
          <table:table-cell office:value-type="float" office:value="1">
            <text:p>1</text:p>
          </table:table-cell>
          <table:table-cell office:value-type="float" office:value="0.915">
            <text:p>0.915</text:p>
          </table:table-cell>
          <table:table-cell table:formula="of:=[.L24]-MAX([.F24];[.I24];[.C24])" office:value-type="float" office:value="-0.0312">
            <text:p>-0.0312</text:p>
          </table:table-cell>
          <table:table-cell office:value-type="string">
            <text:p>rescale 4 poly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table:number-columns-repeated="59"/>
        </table:table-row>
        <table:table-row table:style-name="ro2">
          <table:table-cell office:value-type="string">
            <text:p>rescale isotonic addition</text:p>
          </table:table-cell>
          <table:table-cell office:value-type="float" office:value="43">
            <text:p>43</text:p>
          </table:table-cell>
          <table:table-cell office:value-type="float" office:value="0.8873">
            <text:p>0.8873</text:p>
          </table:table-cell>
          <table:table-cell table:formula="of:=[.C25]-MAX([.I25];[.L25];[.F25])" office:value-type="float" office:value="-0.0557">
            <text:p>-0.0557</text:p>
          </table:table-cell>
          <table:table-cell office:value-type="float" office:value="34">
            <text:p>34</text:p>
          </table:table-cell>
          <table:table-cell office:value-type="float" office:value="0.924">
            <text:p>0.924</text:p>
          </table:table-cell>
          <table:table-cell table:formula="of:=[.F25]-MAX([.L25];[.C25];[.I25])" office:value-type="float" office:value="-0.019">
            <text:p>-0.019</text:p>
          </table:table-cell>
          <table:table-cell office:value-type="float" office:value="26">
            <text:p>26</text:p>
          </table:table-cell>
          <table:table-cell office:value-type="float" office:value="0.943">
            <text:p>0.943</text:p>
          </table:table-cell>
          <table:table-cell table:formula="of:=[.I25]-MAX([.C25];[.F25];[.L25])" office:value-type="float" office:value="0.011">
            <text:p>0.011</text:p>
          </table:table-cell>
          <table:table-cell office:value-type="float" office:value="34">
            <text:p>34</text:p>
          </table:table-cell>
          <table:table-cell office:value-type="float" office:value="0.932">
            <text:p>0.932</text:p>
          </table:table-cell>
          <table:table-cell table:formula="of:=[.L25]-MAX([.F25];[.I25];[.C25])" office:value-type="float" office:value="-0.011">
            <text:p>-0.011</text:p>
          </table:table-cell>
          <table:table-cell office:value-type="string">
            <text:p>rescale isotonic addition</text:p>
          </table:table-cell>
          <table:table-cell office:value-type="string">
            <text:p>bagEarth</text:p>
          </table:table-cell>
          <table:table-cell office:value-type="string">
            <text:p>gamSpline</text:p>
          </table:table-cell>
          <table:table-cell office:value-type="string">
            <text:p>bagEarth</text:p>
          </table:table-cell>
          <table:table-cell office:value-type="string">
            <text:p>earth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office:value-type="string">
            <text:p>rlm</text:p>
          </table:table-cell>
          <table:table-cell office:value-type="string">
            <text:p>cubist</text:p>
          </table:table-cell>
          <table:table-cell office:value-type="string">
            <text:p>glmboost</text:p>
          </table:table-cell>
          <table:table-cell office:value-type="string">
            <text:p>glmnet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svmLinear3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spikeslab</text:p>
          </table:table-cell>
          <table:table-cell office:value-type="string">
            <text:p>svmLinear2</text:p>
          </table:table-cell>
          <table:table-cell office:value-type="string">
            <text:p>blasso</text:p>
          </table:table-cell>
          <table:table-cell office:value-type="string">
            <text:p>elm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msaenet</text:p>
          </table:table-cell>
          <table:table-cell office:value-type="string">
            <text:p>ridge</text:p>
          </table:table-cell>
          <table:table-cell office:value-type="string">
            <text:p>simpls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foba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enet</text:p>
          </table:table-cell>
          <table:table-cell table:number-columns-repeated="27"/>
        </table:table-row>
        <table:table-row table:style-name="ro2">
          <table:table-cell office:value-type="string">
            <text:p>rescale isotonic addition ran bin</text:p>
          </table:table-cell>
          <table:table-cell office:value-type="float" office:value="52">
            <text:p>52</text:p>
          </table:table-cell>
          <table:table-cell office:value-type="float" office:value="0.87875">
            <text:p>0.87875</text:p>
          </table:table-cell>
          <table:table-cell table:formula="of:=[.C26]-MAX([.I26];[.L26];[.F26])" office:value-type="float" office:value="-0.05325">
            <text:p>-0.05325</text:p>
          </table:table-cell>
          <table:table-cell office:value-type="float" office:value="32">
            <text:p>32</text:p>
          </table:table-cell>
          <table:table-cell office:value-type="float" office:value="0.932">
            <text:p>0.932</text:p>
          </table:table-cell>
          <table:table-cell table:formula="of:=[.F26]-MAX([.L26];[.C26];[.I26])" office:value-type="float" office:value="0.00800000000000001">
            <text:p>0.008</text:p>
          </table:table-cell>
          <table:table-cell office:value-type="float" office:value="66">
            <text:p>66</text:p>
          </table:table-cell>
          <table:table-cell office:value-type="float" office:value="0.924">
            <text:p>0.924</text:p>
          </table:table-cell>
          <table:table-cell table:formula="of:=[.I26]-MAX([.C26];[.F26];[.L26])" office:value-type="float" office:value="-0.00800000000000001">
            <text:p>-0.008</text:p>
          </table:table-cell>
          <table:table-cell office:value-type="float" office:value="36">
            <text:p>36</text:p>
          </table:table-cell>
          <table:table-cell office:value-type="float" office:value="0.916">
            <text:p>0.916</text:p>
          </table:table-cell>
          <table:table-cell table:formula="of:=[.L26]-MAX([.F26];[.I26];[.C26])" office:value-type="float" office:value="-0.016">
            <text:p>-0.016</text:p>
          </table:table-cell>
          <table:table-cell office:value-type="string">
            <text:p>rescale isotonic addition ran bin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gamSpline</text:p>
          </table:table-cell>
          <table:table-cell office:value-type="string">
            <text:p>bagEarth</text:p>
          </table:table-cell>
          <table:table-cell office:value-type="string">
            <text:p>blasso</text:p>
          </table:table-cell>
          <table:table-cell office:value-type="string">
            <text:p>foba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enet</text:p>
          </table:table-cell>
          <table:table-cell office:value-type="string">
            <text:p>glmboost</text:p>
          </table:table-cell>
          <table:table-cell office:value-type="string">
            <text:p>glmnet</text:p>
          </table:table-cell>
          <table:table-cell office:value-type="string">
            <text:p>lars2</text:p>
          </table:table-cell>
          <table:table-cell office:value-type="string">
            <text:p>lars</text:p>
          </table:table-cell>
          <table:table-cell office:value-type="string">
            <text:p>lasso</text:p>
          </table:table-cell>
          <table:table-cell office:value-type="string">
            <text:p>plsRglm</text:p>
          </table:table-cell>
          <table:table-cell office:value-type="string">
            <text:p>cubist</text:p>
          </table:table-cell>
          <table:table-cell office:value-type="string">
            <text:p>svmLinear2</text:p>
          </table:table-cell>
          <table:table-cell office:value-type="string">
            <text:p>spikeslab</text:p>
          </table:table-cell>
          <table:table-cell office:value-type="string">
            <text:p>krlsRadial</text:p>
          </table:table-cell>
          <table:table-cell office:value-type="string">
            <text:p>ridge</text:p>
          </table:table-cell>
          <table:table-cell office:value-type="string">
            <text:p>kernelpls</text:p>
          </table:table-cell>
          <table:table-cell office:value-type="string">
            <text:p>simpls</text:p>
          </table:table-cell>
          <table:table-cell office:value-type="string">
            <text:p>icr</text:p>
          </table:table-cell>
          <table:table-cell office:value-type="string">
            <text:p>rlm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avNNet</text:p>
          </table:table-cell>
          <table:table-cell office:value-type="string">
            <text:p>ppr</text:p>
          </table:table-cell>
          <table:table-cell office:value-type="string">
            <text:p>pcaNNet</text:p>
          </table:table-cell>
          <table:table-cell office:value-type="string">
            <text:p>nnet</text:p>
          </table:table-cell>
          <table:table-cell office:value-type="string">
            <text:p>earth</text:p>
          </table:table-cell>
          <table:table-cell table:number-columns-repeated="29"/>
        </table:table-row>
        <table:table-row table:style-name="ro2">
          <table:table-cell office:value-type="string">
            <text:p>noise in predictors</text:p>
          </table:table-cell>
          <table:table-cell office:value-type="float" office:value="43">
            <text:p>43</text:p>
          </table:table-cell>
          <table:table-cell office:value-type="float" office:value="0.69065">
            <text:p>0.69065</text:p>
          </table:table-cell>
          <table:table-cell table:formula="of:=[.C27]-MAX([.I27];[.L27];[.F27])" office:value-type="float" office:value="-0.0353499999999999">
            <text:p>-0.03535</text:p>
          </table:table-cell>
          <table:table-cell office:value-type="float" office:value="28">
            <text:p>28</text:p>
          </table:table-cell>
          <table:table-cell office:value-type="float" office:value="0.724">
            <text:p>0.724</text:p>
          </table:table-cell>
          <table:table-cell table:formula="of:=[.F27]-MAX([.L27];[.C27];[.I27])" office:value-type="float" office:value="-0.002">
            <text:p>-0.002</text:p>
          </table:table-cell>
          <table:table-cell office:value-type="float" office:value="27">
            <text:p>27</text:p>
          </table:table-cell>
          <table:table-cell office:value-type="float" office:value="0.726">
            <text:p>0.726</text:p>
          </table:table-cell>
          <table:table-cell table:formula="of:=[.I27]-MAX([.C27];[.F27];[.L27])" office:value-type="float" office:value="0.002">
            <text:p>0.002</text:p>
          </table:table-cell>
          <table:table-cell office:value-type="float" office:value="19">
            <text:p>19</text:p>
          </table:table-cell>
          <table:table-cell office:value-type="float" office:value="0.645">
            <text:p>0.645</text:p>
          </table:table-cell>
          <table:table-cell table:formula="of:=[.L27]-MAX([.F27];[.I27];[.C27])" office:value-type="float" office:value="-0.081">
            <text:p>-0.081</text:p>
          </table:table-cell>
          <table:table-cell office:value-type="string">
            <text:p>noise in predictors</text:p>
          </table:table-cell>
          <table:table-cell office:value-type="string">
            <text:p>blasso</text:p>
          </table:table-cell>
          <table:table-cell office:value-type="string">
            <text:p>enet</text:p>
          </table:table-cell>
          <table:table-cell office:value-type="string">
            <text:p>foba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cubist</text:p>
          </table:table-cell>
          <table:table-cell office:value-type="string">
            <text:p>glmnet</text:p>
          </table:table-cell>
          <table:table-cell office:value-type="string">
            <text:p>plsRglm</text:p>
          </table:table-cell>
          <table:table-cell office:value-type="string">
            <text:p>glmboost</text:p>
          </table:table-cell>
          <table:table-cell office:value-type="string">
            <text:p>nnet</text:p>
          </table:table-cell>
          <table:table-cell office:value-type="string">
            <text:p>lars</text:p>
          </table:table-cell>
          <table:table-cell office:value-type="string">
            <text:p>spikeslab</text:p>
          </table:table-cell>
          <table:table-cell office:value-type="string">
            <text:p>avNNet</text:p>
          </table:table-cell>
          <table:table-cell office:value-type="string">
            <text:p>pcaNNet</text:p>
          </table:table-cell>
          <table:table-cell office:value-type="string">
            <text:p>krlsRadial</text:p>
          </table:table-cell>
          <table:table-cell office:value-type="string">
            <text:p>svmLinear2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ridge</text:p>
          </table:table-cell>
          <table:table-cell office:value-type="string">
            <text:p>widekernelpls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table:number-columns-repeated="33"/>
        </table:table-row>
        <table:table-row table:style-name="ro2">
          <table:table-cell office:value-type="string">
            <text:p>outliers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table:formula="of:=[.C28]-MAX([.I28];[.L28];[.F28])" office:value-type="float" office:value="-0.0499999999999999">
            <text:p>-0.05</text:p>
          </table:table-cell>
          <table:table-cell table:number-columns-repeated="2" office:value-type="float" office:value="1">
            <text:p>1</text:p>
          </table:table-cell>
          <table:table-cell table:formula="of:=[.F28]-MAX([.L28];[.C28];[.I28])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I28]-MAX([.C28];[.F28];[.L28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99">
            <text:p>0.999</text:p>
          </table:table-cell>
          <table:table-cell table:formula="of:=[.L28]-MAX([.F28];[.I28];[.C28])" office:value-type="float" office:value="-0.001">
            <text:p>-0.001</text:p>
          </table:table-cell>
          <table:table-cell office:value-type="string">
            <text:p>outliers</text:p>
          </table:table-cell>
          <table:table-cell office:value-type="string">
            <text:p>rlm</text:p>
          </table:table-cell>
          <table:table-cell table:number-columns-repeated="60"/>
        </table:table-row>
        <table:table-row table:style-name="ro2">
          <table:table-cell office:value-type="string">
            <text:p>colinerity unnecessary</text:p>
          </table:table-cell>
          <table:table-cell office:value-type="float" office:value="72">
            <text:p>72</text:p>
          </table:table-cell>
          <table:table-cell office:value-type="float" office:value="0.95">
            <text:p>0.95</text:p>
          </table:table-cell>
          <table:table-cell table:formula="of:=[.C29]-MAX([.I29];[.L29];[.F29])" office:value-type="float" office:value="-0.0499999999999999">
            <text:p>-0.0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F29]-MAX([.L29];[.C29];[.I29])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I29]-MAX([.C29];[.F29];[.L29])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L29]-MAX([.F29];[.I29];[.C29])" office:value-type="float" office:value="0">
            <text:p>0</text:p>
          </table:table-cell>
          <table:table-cell office:value-type="string">
            <text:p>colinerity unnecessary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ppr</text:p>
          </table:table-cell>
          <table:table-cell office:value-type="string">
            <text:p>glmboost</text:p>
          </table:table-cell>
          <table:table-cell office:value-type="string">
            <text:p>gamboost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glmnet</text:p>
          </table:table-cell>
          <table:table-cell office:value-type="string">
            <text:p>gamboost</text:p>
          </table:table-cell>
          <table:table-cell office:value-type="string">
            <text:p>lasso</text:p>
          </table:table-cell>
          <table:table-cell office:value-type="string">
            <text:p>svmLinear3</text:p>
          </table:table-cell>
          <table:table-cell office:value-type="string">
            <text:p>avNNet</text:p>
          </table:table-cell>
          <table:table-cell office:value-type="string">
            <text:p>pcr</text:p>
          </table:table-cell>
          <table:table-cell table:number-columns-repeated="3"/>
        </table:table-row>
        <table:table-row table:style-name="ro2">
          <table:table-cell office:value-type="string">
            <text:p>colinerity middle is correct</text:p>
          </table:table-cell>
          <table:table-cell office:value-type="float" office:value="65">
            <text:p>65</text:p>
          </table:table-cell>
          <table:table-cell office:value-type="float" office:value="0.79705">
            <text:p>0.79705</text:p>
          </table:table-cell>
          <table:table-cell table:formula="of:=[.C30]-MAX([.I30];[.L30];[.F30])" office:value-type="float" office:value="-0.0379499999999999">
            <text:p>-0.03795</text:p>
          </table:table-cell>
          <table:table-cell office:value-type="float" office:value="61">
            <text:p>61</text:p>
          </table:table-cell>
          <table:table-cell office:value-type="float" office:value="0.804">
            <text:p>0.804</text:p>
          </table:table-cell>
          <table:table-cell table:formula="of:=[.F30]-MAX([.L30];[.C30];[.I30])" office:value-type="float" office:value="-0.0309999999999999">
            <text:p>-0.031</text:p>
          </table:table-cell>
          <table:table-cell office:value-type="float" office:value="57">
            <text:p>57</text:p>
          </table:table-cell>
          <table:table-cell office:value-type="float" office:value="0.835">
            <text:p>0.835</text:p>
          </table:table-cell>
          <table:table-cell table:formula="of:=[.I30]-MAX([.C30];[.F30];[.L30])" office:value-type="float" office:value="0.0309999999999999">
            <text:p>0.031</text:p>
          </table:table-cell>
          <table:table-cell office:value-type="float" office:value="21">
            <text:p>21</text:p>
          </table:table-cell>
          <table:table-cell office:value-type="float" office:value="0.789">
            <text:p>0.789</text:p>
          </table:table-cell>
          <table:table-cell table:formula="of:=[.L30]-MAX([.F30];[.I30];[.C30])" office:value-type="float" office:value="-0.0459999999999999">
            <text:p>-0.046</text:p>
          </table:table-cell>
          <table:table-cell office:value-type="string">
            <text:p>colinerity middle is correct</text:p>
          </table:table-cell>
          <table:table-cell office:value-type="string">
            <text:p>kernelpls</text:p>
          </table:table-cell>
          <table:table-cell office:value-type="string">
            <text:p>foba</text:p>
          </table:table-cell>
          <table:table-cell office:value-type="string">
            <text:p>krlsRadial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glmnet</text:p>
          </table:table-cell>
          <table:table-cell office:value-type="string">
            <text:p>icr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ppr</text:p>
          </table:table-cell>
          <table:table-cell office:value-type="string">
            <text:p>svmLinear2</text:p>
          </table:table-cell>
          <table:table-cell office:value-type="string">
            <text:p>gamboost</text:p>
          </table:table-cell>
          <table:table-cell office:value-type="string">
            <text:p>spls</text:p>
          </table:table-cell>
          <table:table-cell office:value-type="string">
            <text:p>enet</text:p>
          </table:table-cell>
          <table:table-cell office:value-type="string">
            <text:p>lasso</text:p>
          </table:table-cell>
          <table:table-cell office:value-type="string">
            <text:p>blasso</text:p>
          </table:table-cell>
          <table:table-cell office:value-type="string">
            <text:p>foba</text:p>
          </table:table-cell>
          <table:table-cell office:value-type="string">
            <text:p>ppr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icr</text:p>
          </table:table-cell>
          <table:table-cell office:value-type="string">
            <text:p>msaenet</text:p>
          </table:table-cell>
          <table:table-cell office:value-type="string">
            <text:p>svmLinear3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leapSeq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lars2</text:p>
          </table:table-cell>
          <table:table-cell office:value-type="string">
            <text:p>pcr</text:p>
          </table:table-cell>
          <table:table-cell office:value-type="string">
            <text:p>spikeslab</text:p>
          </table:table-cell>
          <table:table-cell office:value-type="string">
            <text:p>cubist</text:p>
          </table:table-cell>
          <table:table-cell office:value-type="string">
            <text:p>relaxo</text:p>
          </table:table-cell>
          <table:table-cell office:value-type="string">
            <text:p>spikeslab</text:p>
          </table:table-cell>
          <table:table-cell office:value-type="string">
            <text:p>pcr</text:p>
          </table:table-cell>
          <table:table-cell office:value-type="string">
            <text:p>elm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rlm</text:p>
          </table:table-cell>
          <table:table-cell office:value-type="string">
            <text:p>glmboost</text:p>
          </table:table-cell>
          <table:table-cell office:value-type="string">
            <text:p>rlm</text:p>
          </table:table-cell>
          <table:table-cell office:value-type="string">
            <text:p>gamboost</text:p>
          </table:table-cell>
          <table:table-cell office:value-type="string">
            <text:p>glmboost</text:p>
          </table:table-cell>
          <table:table-cell office:value-type="string">
            <text:p>ridge</text:p>
          </table:table-cell>
          <table:table-cell office:value-type="string">
            <text:p>plsRglm</text:p>
          </table:table-cell>
          <table:table-cell office:value-type="string">
            <text:p>plsRglm</text:p>
          </table:table-cell>
          <table:table-cell office:value-type="string">
            <text:p>BstLm</text:p>
          </table:table-cell>
          <table:table-cell office:value-type="string">
            <text:p>gamSpline</text:p>
          </table:table-cell>
          <table:table-cell office:value-type="string">
            <text:p>ridge</text:p>
          </table:table-cell>
          <table:table-cell office:value-type="string">
            <text:p>blasso</text:p>
          </table:table-cell>
          <table:table-cell office:value-type="string">
            <text:p>svmLinear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superpc</text:p>
          </table:table-cell>
          <table:table-cell office:value-type="string">
            <text:p>cubist</text:p>
          </table:table-cell>
          <table:table-cell office:value-type="string">
            <text:p>nnet</text:p>
          </table:table-cell>
          <table:table-cell office:value-type="string">
            <text:p>krlsRadial</text:p>
          </table:table-cell>
        </table:table-row>
        <table:table-row table:style-name="ro2">
          <table:table-cell office:value-type="string">
            <text:p>Spread thinly</text:p>
          </table:table-cell>
          <table:table-cell office:value-type="float" office:value="63">
            <text:p>63</text:p>
          </table:table-cell>
          <table:table-cell office:value-type="float" office:value="0.94905">
            <text:p>0.94905</text:p>
          </table:table-cell>
          <table:table-cell table:formula="of:=[.C31]-MAX([.I31];[.L31];[.F31])" office:value-type="float" office:value="-0.0499499999999999">
            <text:p>-0.04995</text:p>
          </table:table-cell>
          <table:table-cell office:value-type="float" office:value="54">
            <text:p>54</text:p>
          </table:table-cell>
          <table:table-cell office:value-type="float" office:value="0.998">
            <text:p>0.998</text:p>
          </table:table-cell>
          <table:table-cell table:formula="of:=[.F31]-MAX([.L31];[.C31];[.I31])" office:value-type="float" office:value="-0.001">
            <text:p>-0.001</text:p>
          </table:table-cell>
          <table:table-cell office:value-type="float" office:value="72">
            <text:p>72</text:p>
          </table:table-cell>
          <table:table-cell office:value-type="float" office:value="0.999">
            <text:p>0.999</text:p>
          </table:table-cell>
          <table:table-cell table:formula="of:=[.I31]-MAX([.C31];[.F31];[.L31])" office:value-type="float" office:value="0.001">
            <text:p>0.001</text:p>
          </table:table-cell>
          <table:table-cell office:value-type="float" office:value="29">
            <text:p>29</text:p>
          </table:table-cell>
          <table:table-cell office:value-type="float" office:value="0.998">
            <text:p>0.998</text:p>
          </table:table-cell>
          <table:table-cell table:formula="of:=[.L31]-MAX([.F31];[.I31];[.C31])" office:value-type="float" office:value="-0.001">
            <text:p>-0.001</text:p>
          </table:table-cell>
          <table:table-cell office:value-type="string">
            <text:p>Spread thinly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lasso</text:p>
          </table:table-cell>
          <table:table-cell office:value-type="string">
            <text:p>blasso</text:p>
          </table:table-cell>
          <table:table-cell office:value-type="string">
            <text:p>cubist</text:p>
          </table:table-cell>
          <table:table-cell office:value-type="string">
            <text:p>krlsRadial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glmnet</text:p>
          </table:table-cell>
          <table:table-cell office:value-type="string">
            <text:p>BstLm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office:value-type="string">
            <text:p>bagEarth</text:p>
          </table:table-cell>
          <table:table-cell office:value-type="string">
            <text:p>gamboost</text:p>
          </table:table-cell>
          <table:table-cell table:number-columns-repeated="7"/>
        </table:table-row>
        <table:table-row table:style-name="ro2">
          <table:table-cell office:value-type="string">
            <text:p>needles in haystack</text:p>
          </table:table-cell>
          <table:table-cell office:value-type="float" office:value="2">
            <text:p>2</text:p>
          </table:table-cell>
          <table:table-cell office:value-type="float" office:value="0.94905">
            <text:p>0.94905</text:p>
          </table:table-cell>
          <table:table-cell table:formula="of:=[.C32]-MAX([.I32];[.L32];[.F32])" office:value-type="float" office:value="-0.0499499999999999">
            <text:p>-0.04995</text:p>
          </table:table-cell>
          <table:table-cell office:value-type="float" office:value="5">
            <text:p>5</text:p>
          </table:table-cell>
          <table:table-cell office:value-type="float" office:value="0.999">
            <text:p>0.999</text:p>
          </table:table-cell>
          <table:table-cell table:formula="of:=[.F32]-MAX([.L32];[.C32];[.I32])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999">
            <text:p>0.999</text:p>
          </table:table-cell>
          <table:table-cell table:formula="of:=[.I32]-MAX([.C32];[.F32];[.L3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961">
            <text:p>0.961</text:p>
          </table:table-cell>
          <table:table-cell table:formula="of:=[.L32]-MAX([.F32];[.I32];[.C32])" office:value-type="float" office:value="-0.038">
            <text:p>-0.038</text:p>
          </table:table-cell>
          <table:table-cell office:value-type="string">
            <text:p>needles in haystack</text:p>
          </table:table-cell>
          <table:table-cell office:value-type="string">
            <text:p>relaxo</text:p>
          </table:table-cell>
          <table:table-cell office:value-type="string">
            <text:p>spls</text:p>
          </table:table-cell>
          <table:table-cell office:value-type="string">
            <text:p>lars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table:number-columns-repeated="56"/>
        </table:table-row>
        <table:table-row table:style-name="ro2">
          <table:table-cell office:value-type="string">
            <text:p>sparsity NA</text:p>
          </table:table-cell>
          <table:table-cell office:value-type="float" office:value="1">
            <text:p>1</text:p>
          </table:table-cell>
          <table:table-cell office:value-type="float" office:value="0.399">
            <text:p>0.399</text:p>
          </table:table-cell>
          <table:table-cell table:formula="of:=[.C33]-MAX([.I33];[.L33];[.F33])" office:value-type="float" office:value="-0.108">
            <text:p>-0.108</text:p>
          </table:table-cell>
          <table:table-cell office:value-type="float" office:value="1">
            <text:p>1</text:p>
          </table:table-cell>
          <table:table-cell office:value-type="float" office:value="0.388">
            <text:p>0.388</text:p>
          </table:table-cell>
          <table:table-cell table:formula="of:=[.F33]-MAX([.L33];[.C33];[.I33])" office:value-type="float" office:value="-0.119">
            <text:p>-0.119</text:p>
          </table:table-cell>
          <table:table-cell office:value-type="float" office:value="2">
            <text:p>2</text:p>
          </table:table-cell>
          <table:table-cell office:value-type="float" office:value="0.433">
            <text:p>0.433</text:p>
          </table:table-cell>
          <table:table-cell table:formula="of:=[.I33]-MAX([.C33];[.F33];[.L33])" office:value-type="float" office:value="-0.074">
            <text:p>-0.074</text:p>
          </table:table-cell>
          <table:table-cell office:value-type="float" office:value="1">
            <text:p>1</text:p>
          </table:table-cell>
          <table:table-cell office:value-type="float" office:value="0.507">
            <text:p>0.507</text:p>
          </table:table-cell>
          <table:table-cell table:formula="of:=[.L33]-MAX([.F33];[.I33];[.C33])" office:value-type="float" office:value="0.074">
            <text:p>0.074</text:p>
          </table:table-cell>
          <table:table-cell office:value-type="string">
            <text:p>sparsity NA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table:style-name="red" office:value-type="string">
            <text:p>sparsity 0</text:p>
          </table:table-cell>
          <table:table-cell office:value-type="float" office:value="11">
            <text:p>11</text:p>
          </table:table-cell>
          <table:table-cell office:value-type="float" office:value="0.5244">
            <text:p>0.5244</text:p>
          </table:table-cell>
          <table:table-cell table:formula="of:=[.C34]-MAX([.I34];[.L34];[.F34])" office:value-type="float" office:value="-0.1876">
            <text:p>-0.1876</text:p>
          </table:table-cell>
          <table:table-cell office:value-type="float" office:value="13">
            <text:p>13</text:p>
          </table:table-cell>
          <table:table-cell office:value-type="float" office:value="0.573">
            <text:p>0.573</text:p>
          </table:table-cell>
          <table:table-cell table:formula="of:=[.F34]-MAX([.L34];[.C34];[.I34])" office:value-type="float" office:value="-0.139">
            <text:p>-0.139</text:p>
          </table:table-cell>
          <table:table-cell office:value-type="float" office:value="6">
            <text:p>6</text:p>
          </table:table-cell>
          <table:table-cell office:value-type="float" office:value="0.712">
            <text:p>0.712</text:p>
          </table:table-cell>
          <table:table-cell table:formula="of:=[.I34]-MAX([.C34];[.F34];[.L34])" office:value-type="float" office:value="0.0469999999999999">
            <text:p>0.047</text:p>
          </table:table-cell>
          <table:table-cell office:value-type="float" office:value="4">
            <text:p>4</text:p>
          </table:table-cell>
          <table:table-cell office:value-type="float" office:value="0.665">
            <text:p>0.665</text:p>
          </table:table-cell>
          <table:table-cell table:formula="of:=[.L34]-MAX([.F34];[.I34];[.C34])" office:value-type="float" office:value="-0.0469999999999999">
            <text:p>-0.047</text:p>
          </table:table-cell>
          <table:table-cell office:value-type="string">
            <text:p>sparsity 0</text:p>
          </table:table-cell>
          <table:table-cell office:value-type="string">
            <text:p>svmLinear2</text:p>
          </table:table-cell>
          <table:table-cell office:value-type="string">
            <text:p>plsRglm</text:p>
          </table:table-cell>
          <table:table-cell office:value-type="string">
            <text:p>blasso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spls</text:p>
          </table:table-cell>
          <table:table-cell office:value-type="string">
            <text:p>r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enet</text:p>
          </table:table-cell>
          <table:table-cell office:value-type="string">
            <text:p>glmboost</text:p>
          </table:table-cell>
          <table:table-cell table:number-columns-repeated="48"/>
        </table:table-row>
        <table:table-row table:style-name="ro2">
          <table:table-cell office:value-type="string">
            <text:p>sparsity 20</text:p>
          </table:table-cell>
          <table:table-cell office:value-type="float" office:value="1">
            <text:p>1</text:p>
          </table:table-cell>
          <table:table-cell office:value-type="float" office:value="0.29545">
            <text:p>0.29545</text:p>
          </table:table-cell>
          <table:table-cell table:formula="of:=[.C35]-MAX([.I35];[.L35];[.F35])" office:value-type="float" office:value="-0.25155">
            <text:p>-0.25155</text:p>
          </table:table-cell>
          <table:table-cell office:value-type="float" office:value="2">
            <text:p>2</text:p>
          </table:table-cell>
          <table:table-cell office:value-type="float" office:value="0.305">
            <text:p>0.305</text:p>
          </table:table-cell>
          <table:table-cell table:formula="of:=[.F35]-MAX([.L35];[.C35];[.I35])" office:value-type="float" office:value="-0.242">
            <text:p>-0.242</text:p>
          </table:table-cell>
          <table:table-cell office:value-type="float" office:value="1">
            <text:p>1</text:p>
          </table:table-cell>
          <table:table-cell office:value-type="float" office:value="0.191">
            <text:p>0.191</text:p>
          </table:table-cell>
          <table:table-cell table:formula="of:=[.I35]-MAX([.C35];[.F35];[.L35])" office:value-type="float" office:value="-0.356">
            <text:p>-0.356</text:p>
          </table:table-cell>
          <table:table-cell office:value-type="float" office:value="1">
            <text:p>1</text:p>
          </table:table-cell>
          <table:table-cell office:value-type="float" office:value="0.547">
            <text:p>0.547</text:p>
          </table:table-cell>
          <table:table-cell table:formula="of:=[.L35]-MAX([.F35];[.I35];[.C35])" office:value-type="float" office:value="0.242">
            <text:p>0.242</text:p>
          </table:table-cell>
          <table:table-cell office:value-type="string">
            <text:p>sparsity 20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table:number-columns-repeated="59"/>
        </table:table-row>
        <table:table-row table:style-name="ro2">
          <table:table-cell office:value-type="string">
            <text:p>quantilization</text:p>
          </table:table-cell>
          <table:table-cell office:value-type="float" office:value="25">
            <text:p>25</text:p>
          </table:table-cell>
          <table:table-cell office:value-type="float" office:value="0.9234">
            <text:p>0.9234</text:p>
          </table:table-cell>
          <table:table-cell table:formula="of:=[.C36]-MAX([.I36];[.L36];[.F36])" office:value-type="float" office:value="-0.0426">
            <text:p>-0.0426</text:p>
          </table:table-cell>
          <table:table-cell office:value-type="float" office:value="22">
            <text:p>22</text:p>
          </table:table-cell>
          <table:table-cell office:value-type="float" office:value="0.964">
            <text:p>0.964</text:p>
          </table:table-cell>
          <table:table-cell table:formula="of:=[.F36]-MAX([.L36];[.C36];[.I36])" office:value-type="float" office:value="-0.002">
            <text:p>-0.002</text:p>
          </table:table-cell>
          <table:table-cell office:value-type="float" office:value="27">
            <text:p>27</text:p>
          </table:table-cell>
          <table:table-cell office:value-type="float" office:value="0.958">
            <text:p>0.958</text:p>
          </table:table-cell>
          <table:table-cell table:formula="of:=[.I36]-MAX([.C36];[.F36];[.L36])" office:value-type="float" office:value="-0.0079999999999999">
            <text:p>-0.008</text:p>
          </table:table-cell>
          <table:table-cell office:value-type="float" office:value="13">
            <text:p>13</text:p>
          </table:table-cell>
          <table:table-cell office:value-type="float" office:value="0.966">
            <text:p>0.966</text:p>
          </table:table-cell>
          <table:table-cell table:formula="of:=[.L36]-MAX([.F36];[.I36];[.C36])" office:value-type="float" office:value="0.002">
            <text:p>0.002</text:p>
          </table:table-cell>
          <table:table-cell office:value-type="string">
            <text:p>quantilization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xgbLinear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office:value-type="string">
            <text:p>bagEarth</text:p>
          </table:table-cell>
          <table:table-cell office:value-type="string">
            <text:p>rf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  <table:table-cell office:value-type="string">
            <text:p>xgbLinear</text:p>
          </table:table-cell>
          <table:table-cell office:value-type="string">
            <text:p>gamboost</text:p>
          </table:table-cell>
          <table:table-cell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bagEarth</text:p>
          </table:table-cell>
          <table:table-cell office:value-type="string">
            <text:p>Rborist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lars</text:p>
          </table:table-cell>
          <table:table-cell office:value-type="string">
            <text:p>ranger</text:p>
          </table:table-cell>
          <table:table-cell table:number-columns-repeated="39"/>
        </table:table-row>
        <table:table-row table:style-name="ro2">
          <table:table-cell office:value-type="string">
            <text:p>composite 1</text:p>
          </table:table-cell>
          <table:table-cell office:value-type="float" office:value="1">
            <text:p>1</text:p>
          </table:table-cell>
          <table:table-cell office:value-type="float" office:value="0.29925">
            <text:p>0.29925</text:p>
          </table:table-cell>
          <table:table-cell table:formula="of:=[.C37]-MAX([.I37];[.L37];[.F37])" office:value-type="float" office:value="-0.02775">
            <text:p>-0.02775</text:p>
          </table:table-cell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table:formula="of:=[.F37]-MAX([.L37];[.C37];[.I37])" office:value-type="float" office:value="-0.042">
            <text:p>-0.042</text:p>
          </table:table-cell>
          <table:table-cell office:value-type="float" office:value="1">
            <text:p>1</text:p>
          </table:table-cell>
          <table:table-cell office:value-type="float" office:value="0.327">
            <text:p>0.327</text:p>
          </table:table-cell>
          <table:table-cell table:formula="of:=[.I37]-MAX([.C37];[.F37];[.L37])" office:value-type="float" office:value="0.02775">
            <text:p>0.02775</text:p>
          </table:table-cell>
          <table:table-cell office:value-type="float" office:value="13">
            <text:p>13</text:p>
          </table:table-cell>
          <table:table-cell office:value-type="float" office:value="0.29">
            <text:p>0.29</text:p>
          </table:table-cell>
          <table:table-cell table:formula="of:=[.L37]-MAX([.F37];[.I37];[.C37])" office:value-type="float" office:value="-0.037">
            <text:p>-0.037</text:p>
          </table:table-cell>
          <table:table-cell office:value-type="string">
            <text:p>composite 1</text:p>
          </table:table-cell>
          <table:table-cell office:value-type="string">
            <text:p>knn</text:p>
          </table:table-cell>
          <table:table-cell table:number-columns-repeated="60"/>
        </table:table-row>
        <table:table-row table:style-name="ro2">
          <table:table-cell office:value-type="string">
            <text:p>composite 2</text:p>
          </table:table-cell>
          <table:table-cell office:value-type="float" office:value="15">
            <text:p>15</text:p>
          </table:table-cell>
          <table:table-cell office:value-type="float" office:value="0.2603">
            <text:p>0.2603</text:p>
          </table:table-cell>
          <table:table-cell table:formula="of:=[.C38]-MAX([.I38];[.L38];[.F38])" office:value-type="float" office:value="-0.0847">
            <text:p>-0.0847</text:p>
          </table:table-cell>
          <table:table-cell office:value-type="float" office:value="13">
            <text:p>13</text:p>
          </table:table-cell>
          <table:table-cell office:value-type="float" office:value="0.266">
            <text:p>0.266</text:p>
          </table:table-cell>
          <table:table-cell table:formula="of:=[.F38]-MAX([.L38];[.C38];[.I38])" office:value-type="float" office:value="-0.079">
            <text:p>-0.079</text:p>
          </table:table-cell>
          <table:table-cell office:value-type="float" office:value="6">
            <text:p>6</text:p>
          </table:table-cell>
          <table:table-cell office:value-type="float" office:value="0.345">
            <text:p>0.345</text:p>
          </table:table-cell>
          <table:table-cell table:formula="of:=[.I38]-MAX([.C38];[.F38];[.L38])" office:value-type="float" office:value="0.062">
            <text:p>0.062</text:p>
          </table:table-cell>
          <table:table-cell office:value-type="float" office:value="3">
            <text:p>3</text:p>
          </table:table-cell>
          <table:table-cell office:value-type="float" office:value="0.283">
            <text:p>0.283</text:p>
          </table:table-cell>
          <table:table-cell table:formula="of:=[.L38]-MAX([.F38];[.I38];[.C38])" office:value-type="float" office:value="-0.062">
            <text:p>-0.062</text:p>
          </table:table-cell>
          <table:table-cell office:value-type="string">
            <text:p>composite 2</text:p>
          </table:table-cell>
          <table:table-cell office:value-type="string">
            <text:p>superpc</text:p>
          </table:table-cell>
          <table:table-cell office:value-type="string">
            <text:p>cubist</text:p>
          </table:table-cell>
          <table:table-cell office:value-type="string">
            <text:p>foba</text:p>
          </table:table-cell>
          <table:table-cell office:value-type="string">
            <text:p>leapForward</text:p>
          </table:table-cell>
          <table:table-cell office:value-type="string">
            <text:p>plsRglm</text:p>
          </table:table-cell>
          <table:table-cell office:value-type="string">
            <text:p>spl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relaxo</text:p>
          </table:table-cell>
          <table:table-cell office:value-type="string">
            <text:p>spikeslab</text:p>
          </table:table-cell>
          <table:table-cell office:value-type="string">
            <text:p>enet</text:p>
          </table:table-cell>
          <table:table-cell office:value-type="string">
            <text:p>blasso</text:p>
          </table:table-cell>
          <table:table-cell office:value-type="string">
            <text:p>lars</text:p>
          </table:table-cell>
          <table:table-cell table:number-columns-repeated="48"/>
        </table:table-row>
        <table:table-row table:style-name="ro2">
          <table:table-cell office:value-type="string">
            <text:p>composite complete</text:p>
          </table:table-cell>
          <table:table-cell office:value-type="float" office:value="67">
            <text:p>67</text:p>
          </table:table-cell>
          <table:table-cell office:value-type="float" office:value="0.95">
            <text:p>0.95</text:p>
          </table:table-cell>
          <table:table-cell table:formula="of:=[.C39]-MAX([.I39];[.L39];[.F39])" office:value-type="float" office:value="-0.0499999999999999">
            <text:p>-0.0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F39]-MAX([.L39];[.C39];[.I39])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I39]-MAX([.C39];[.F39];[.L39])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L39]-MAX([.F39];[.I39];[.C39])" office:value-type="float" office:value="0">
            <text:p>0</text:p>
          </table:table-cell>
          <table:table-cell office:value-type="string">
            <text:p>composite complete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blasso</text:p>
          </table:table-cell>
          <table:table-cell office:value-type="string">
            <text:p>blasso</text:p>
          </table:table-cell>
          <table:table-cell office:value-type="string">
            <text:p>enet</text:p>
          </table:table-cell>
          <table:table-cell office:value-type="string">
            <text:p>ppr</text:p>
          </table:table-cell>
          <table:table-cell office:value-type="string">
            <text:p>enet</text:p>
          </table:table-cell>
          <table:table-cell office:value-type="string">
            <text:p>krlsRadial</text:p>
          </table:table-cell>
          <table:table-cell office:value-type="string">
            <text:p>lasso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glmnet</text:p>
          </table:table-cell>
          <table:table-cell office:value-type="string">
            <text:p>glmnet</text:p>
          </table:table-cell>
          <table:table-cell office:value-type="string">
            <text:p>bagEarth</text:p>
          </table:table-cell>
          <table:table-cell office:value-type="string">
            <text:p>BstLm</text:p>
          </table:table-cell>
          <table:table-cell office:value-type="string">
            <text:p>svmLinear3</text:p>
          </table:table-cell>
          <table:table-cell office:value-type="string">
            <text:p>nnet</text:p>
          </table:table-cell>
          <table:table-cell table:number-columns-repeated="4"/>
        </table:table-row>
        <table:table-row table:style-name="ro2">
          <table:table-cell office:value-type="string">
            <text:p>needles hay noise</text:p>
          </table:table-cell>
          <table:table-cell office:value-type="float" office:value="1">
            <text:p>1</text:p>
          </table:table-cell>
          <table:table-cell office:value-type="float" office:value="0.52155">
            <text:p>0.52155</text:p>
          </table:table-cell>
          <table:table-cell table:formula="of:=[.C40]-MAX([.I40];[.L40];[.F40])" office:value-type="float" office:value="0.04955">
            <text:p>0.04955</text:p>
          </table:table-cell>
          <table:table-cell office:value-type="float" office:value="1">
            <text:p>1</text:p>
          </table:table-cell>
          <table:table-cell office:value-type="float" office:value="0.329">
            <text:p>0.329</text:p>
          </table:table-cell>
          <table:table-cell table:formula="of:=[.F40]-MAX([.L40];[.C40];[.I40])" office:value-type="float" office:value="-0.19255">
            <text:p>-0.19255</text:p>
          </table:table-cell>
          <table:table-cell office:value-type="float" office:value="1">
            <text:p>1</text:p>
          </table:table-cell>
          <table:table-cell office:value-type="float" office:value="0.267">
            <text:p>0.267</text:p>
          </table:table-cell>
          <table:table-cell table:formula="of:=[.I40]-MAX([.C40];[.F40];[.L40])" office:value-type="float" office:value="-0.25455">
            <text:p>-0.25455</text:p>
          </table:table-cell>
          <table:table-cell office:value-type="float" office:value="2">
            <text:p>2</text:p>
          </table:table-cell>
          <table:table-cell office:value-type="float" office:value="0.472">
            <text:p>0.472</text:p>
          </table:table-cell>
          <table:table-cell table:formula="of:=[.L40]-MAX([.F40];[.I40];[.C40])" office:value-type="float" office:value="-0.04955">
            <text:p>-0.04955</text:p>
          </table:table-cell>
          <table:table-cell office:value-type="string">
            <text:p>needles hay noise</text:p>
          </table:table-cell>
          <table:table-cell office:value-type="string">
            <text:p>enet</text:p>
          </table:table-cell>
          <table:table-cell table:number-columns-repeated="60"/>
        </table:table-row>
        <table:table-row table:style-name="ro2">
          <table:table-cell table:number-columns-repeated="2"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 office:value-type="float" office:value="7">
            <text:p>7</text:p>
          </table:table-cell>
          <table:table-cell office:value-type="float" office:value="0.166">
            <text:p>0.166</text:p>
          </table:table-cell>
          <table:table-cell table:formula="of:=[.L41]-MAX([.F41];[.I41];[.C41])" office:value-type="float" office:value="0.166">
            <text:p>0.166</text:p>
          </table:table-cell>
          <table:table-cell table:number-columns-repeated="6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9999"/>
    </style:style>
    <style:style style:name="blue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10/18/2017</text:date>, <text:time>19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19:55:40.51</dc:date>
    <dc:creator>Dm Gr</dc:creator>
    <meta:generator>OpenOffice/4.1.2$Win32 OpenOffice.org_project/412m3$Build-9782</meta:generator>
    <meta:editing-duration>PT4H37M8S</meta:editing-duration>
    <meta:editing-cycles>5</meta:editing-cycles>
    <meta:document-statistic meta:table-count="1" meta:cell-count="1128" meta:object-count="0"/>
  </office:meta>
</office:document-meta>
</file>